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Heading_20_1">
      <style:paragraph-properties fo:break-before="page"/>
      <style:text-properties officeooo:paragraph-rsid="001d972d"/>
    </style:style>
    <style:style style:name="P2" style:family="paragraph" style:parent-style-name="Text_20_body">
      <style:paragraph-properties fo:text-align="justify" style:justify-single-word="false"/>
      <style:text-properties officeooo:paragraph-rsid="001d972d"/>
    </style:style>
    <style:style style:name="P3" style:family="paragraph" style:parent-style-name="Text_20_body" style:list-style-name="L1">
      <style:text-properties officeooo:paragraph-rsid="001d972d"/>
    </style:style>
    <style:style style:name="P4" style:family="paragraph" style:parent-style-name="Text_20_body">
      <style:paragraph-properties fo:text-align="justify" style:justify-single-word="false"/>
      <style:text-properties officeooo:rsid="002e76fe" officeooo:paragraph-rsid="001d972d"/>
    </style:style>
    <style:style style:name="P5" style:family="paragraph" style:parent-style-name="Text_20_body">
      <style:text-properties officeooo:rsid="002e76fe" officeooo:paragraph-rsid="001d972d"/>
    </style:style>
    <style:style style:name="P6" style:family="paragraph" style:parent-style-name="Text_20_body">
      <style:text-properties officeooo:paragraph-rsid="001d972d"/>
    </style:style>
    <style:style style:name="P7" style:family="paragraph" style:parent-style-name="Text_20_body">
      <style:paragraph-properties fo:margin-left="1.251cm" fo:margin-right="0cm" fo:text-indent="0cm" style:auto-text-indent="false"/>
      <style:text-properties officeooo:paragraph-rsid="001d972d"/>
    </style:style>
    <style:style style:name="T1" style:family="text">
      <style:text-properties style:font-name="Liberation Serif"/>
    </style:style>
    <style:style style:name="T2" style:family="text">
      <style:text-properties style:font-name="Liberation Serif" fo:font-style="normal" fo:font-weight="normal" style:font-style-asian="normal" style:font-weight-asian="normal" style:font-style-complex="normal" style:font-weight-complex="normal"/>
    </style:style>
    <style:style style:name="T3" style:family="text">
      <style:text-properties style:font-name="Liberation Serif" fo:font-style="normal" fo:font-weight="normal" officeooo:rsid="003008a0" style:font-style-asian="normal" style:font-weight-asian="normal" style:font-style-complex="normal" style:font-weight-complex="normal"/>
    </style:style>
    <style:style style:name="T4" style:family="text">
      <style:text-properties style:font-name="Liberation Serif" fo:font-style="normal" fo:font-weight="normal" officeooo:rsid="00212dc5" style:font-style-asian="normal" style:font-weight-asian="normal" style:font-style-complex="normal" style:font-weight-complex="normal"/>
    </style:style>
    <style:style style:name="T5" style:family="text">
      <style:text-properties style:font-name="Liberation Serif" fo:font-style="normal" fo:font-weight="normal" officeooo:rsid="0021532d" style:font-style-asian="normal" style:font-weight-asian="normal" style:font-style-complex="normal" style:font-weight-complex="normal"/>
    </style:style>
    <style:style style:name="T6" style:family="text">
      <style:text-properties style:font-name="Liberation Serif" fo:font-style="normal" fo:font-weight="normal" officeooo:rsid="002349a1" style:font-style-asian="normal" style:font-weight-asian="normal" style:font-style-complex="normal" style:font-weight-complex="normal"/>
    </style:style>
    <style:style style:name="T7" style:family="text">
      <style:text-properties style:font-name="Liberation Serif" fo:font-style="normal" fo:font-weight="normal" officeooo:rsid="0024598c" style:font-style-asian="normal" style:font-weight-asian="normal" style:font-style-complex="normal" style:font-weight-complex="normal"/>
    </style:style>
    <style:style style:name="T8" style:family="text">
      <style:text-properties style:font-name="Liberation Serif" fo:font-style="normal" fo:font-weight="normal" officeooo:rsid="002e76fe" style:font-style-asian="normal" style:font-weight-asian="normal" style:font-style-complex="normal" style:font-weight-complex="normal"/>
    </style:style>
    <style:style style:name="T9" style:family="text">
      <style:text-properties style:font-name="Liberation Serif" fo:font-style="normal" fo:font-weight="normal" officeooo:rsid="002349a1" style:font-name-asian="MS Gothic" style:font-style-asian="normal" style:font-weight-asian="normal" style:font-name-complex="Liberation Mono" style:font-style-complex="normal" style:font-weight-complex="normal"/>
    </style:style>
    <style:style style:name="T10" style:family="text">
      <style:text-properties style:font-name="Liberation Serif" fo:font-style="normal" fo:font-weight="bold" officeooo:rsid="0021532d" style:font-style-asian="normal" style:font-weight-asian="bold" style:font-style-complex="normal" style:font-weight-complex="bold"/>
    </style:style>
    <style:style style:name="T11" style:family="text">
      <style:text-properties style:font-name="Liberation Serif" fo:font-style="normal" fo:font-weight="bold" officeooo:rsid="002349a1" style:font-style-asian="normal" style:font-weight-asian="bold" style:font-style-complex="normal" style:font-weight-complex="bold"/>
    </style:style>
    <style:style style:name="T12" style:family="text">
      <style:text-properties style:font-name="Liberation Serif" fo:font-style="normal" fo:font-weight="bold" officeooo:rsid="0024598c" style:font-style-asian="normal" style:font-weight-asian="bold" style:font-style-complex="normal" style:font-weight-complex="bold"/>
    </style:style>
    <style:style style:name="T13" style:family="text">
      <style:text-properties style:font-name="Liberation Serif" fo:font-style="normal" fo:font-weight="bold" officeooo:rsid="003008a0" style:font-style-asian="normal" style:font-weight-asian="bold" style:font-style-complex="normal" style:font-weight-complex="bold"/>
    </style:style>
    <style:style style:name="T14" style:family="text">
      <style:text-properties style:font-name="Liberation Serif" fo:font-style="normal" fo:font-weight="bold" officeooo:rsid="0021532d" style:font-name-asian="MS Gothic" style:font-style-asian="normal" style:font-weight-asian="bold" style:font-name-complex="Liberation Mono" style:font-style-complex="normal" style:font-weight-complex="bold"/>
    </style:style>
    <style:style style:name="T15" style:family="text">
      <style:text-properties style:font-name="Liberation Serif" officeooo:rsid="0024598c"/>
    </style:style>
    <style:style style:name="T16" style:family="text">
      <style:text-properties style:font-name="Liberation Serif" officeooo:rsid="0025f005"/>
    </style:style>
    <style:style style:name="T17" style:family="text">
      <style:text-properties style:font-name="Liberation Serif" fo:font-weight="bold" officeooo:rsid="0025f005" style:font-weight-asian="bold" style:font-weight-complex="bold"/>
    </style:style>
    <style:style style:name="T18" style:family="text">
      <style:text-properties style:font-name="Liberation Serif" fo:font-weight="bold" officeooo:rsid="002b3aab" style:font-weight-asian="bold" style:font-weight-complex="bold"/>
    </style:style>
    <style:style style:name="T19" style:family="text">
      <style:text-properties style:font-name="Liberation Serif" fo:font-weight="bold" officeooo:rsid="002bbfca" style:font-weight-asian="bold" style:font-weight-complex="bold"/>
    </style:style>
    <style:style style:name="T20" style:family="text">
      <style:text-properties style:font-name="Liberation Serif" fo:font-weight="bold" officeooo:rsid="002d46f8" style:font-weight-asian="bold" style:font-weight-complex="bold"/>
    </style:style>
    <style:style style:name="T21" style:family="text">
      <style:text-properties style:font-name="Liberation Serif" fo:font-weight="bold" officeooo:rsid="002b3aab" style:font-name-asian="MS Gothic" style:font-weight-asian="bold" style:font-name-complex="Liberation Mono" style:font-weight-complex="bold"/>
    </style:style>
    <style:style style:name="T22" style:family="text">
      <style:text-properties style:font-name="Liberation Serif" officeooo:rsid="0027d743"/>
    </style:style>
    <style:style style:name="T23" style:family="text">
      <style:text-properties style:font-name="Liberation Serif" officeooo:rsid="002b3aab"/>
    </style:style>
    <style:style style:name="T24" style:family="text">
      <style:text-properties style:font-name="Liberation Serif" officeooo:rsid="002bbfca"/>
    </style:style>
    <style:style style:name="T25" style:family="text">
      <style:text-properties style:font-name="Liberation Serif" fo:font-weight="normal" style:font-weight-asian="normal" style:font-weight-complex="normal"/>
    </style:style>
    <style:style style:name="T26" style:family="text">
      <style:text-properties style:font-name="Liberation Serif" fo:font-weight="normal" officeooo:rsid="002b3aab" style:font-weight-asian="normal" style:font-weight-complex="normal"/>
    </style:style>
    <style:style style:name="T27" style:family="text">
      <style:text-properties style:font-name="Liberation Serif" fo:font-weight="normal" officeooo:rsid="002bbfca" style:font-weight-asian="normal" style:font-weight-complex="normal"/>
    </style:style>
    <style:style style:name="T28" style:family="text">
      <style:text-properties style:font-name="Liberation Serif" fo:font-weight="normal" officeooo:rsid="002e76fe" style:font-weight-asian="normal" style:font-weight-complex="normal"/>
    </style:style>
    <style:style style:name="T29" style:family="text">
      <style:text-properties style:font-name="Liberation Serif" officeooo:rsid="002d46f8"/>
    </style:style>
    <style:style style:name="T30" style:family="text">
      <style:text-properties style:font-name="Liberation Serif" fo:font-style="italic" fo:font-weight="normal" style:font-style-asian="italic" style:font-weight-asian="normal" style:font-style-complex="italic" style:font-weight-complex="normal"/>
    </style:style>
    <style:style style:name="T31" style:family="text">
      <style:text-properties style:font-name="Liberation Serif" fo:font-style="italic" fo:font-weight="normal" officeooo:rsid="002e76fe" style:font-style-asian="italic" style:font-weight-asian="normal" style:font-style-complex="italic" style:font-weight-complex="normal"/>
    </style:style>
    <style:style style:name="T32" style:family="text">
      <style:text-properties officeooo:rsid="00323356"/>
    </style:style>
    <style:style style:name="T33" style:family="text">
      <style:text-properties fo:color="#800080" loext:opacity="100%" fo:font-style="normal" fo:font-weight="normal" officeooo:rsid="001ebcab"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ource_20_Text"><text:span text:style-name="T32">2. </text:span></text:span><text:span text:style-name="Source_20_Text">Tworzenie Własnej Postaci</text:span></text:h>
      <text:p text:style-name="P6"><text:span text:style-name="Source_20_Text"><text:span text:style-name="T4">Ta sekcja wyjaśnia jak stworzyć postać, którą się będzie odgrywało w Cypher System. Należy podjąć parę decyzji, które wpłyną na postać, tak więc im lepiej rozumiesz postać, którą pragniesz zagrać, tym łatwiejsze będzie tworzenie postaci. W ten proces wlicza się rozumienie wartości trzech statystyk w grze i wybieranie trzech aspektów, które określają zdolności postaci.</text:span></text:span></text:p>
      <text:p text:style-name="P6"><text:span text:style-name="Source_20_Text"><text:span text:style-name="T10">STATYSTYKI POSTACI</text:span></text:span></text:p>
      <text:p text:style-name="P6"><text:span text:style-name="Source_20_Text"><text:span text:style-name="T5">Każda postać gracza posiada trzy statystyki. Te statystyki to Moc, Szybkość i Intelekt. Są to ogólne kategorie które dotyczą wielu rożnych, lecz powiązanych aspektów postaci.</text:span></text:span></text:p>
      <text:p text:style-name="P6"><text:span text:style-name="Source_20_Text"><text:span text:style-name="T10">MOC</text:span></text:span></text:p>
      <text:p text:style-name="P6"><text:span text:style-name="Source_20_Text"><text:span text:style-name="T5">Moc określa jak silna i wytrzymała jest postać. Koncepty siły, wytrzymałości, kondycji, twardości i zdolności fizycznych – wszystko to zawiera sięw tej statystyce. Moc nie jest zależna od rozmiaru, zamiast tego, jest to wartość bezwzględna. Sloń ma więcej Mocy niż najsilniejszy tygrys, który ma więcej mocy niż najmocniejszy szczur, który ma więcej mocy od najmocniejszego pająka.</text:span></text:span></text:p>
      <text:p text:style-name="P6"><text:span text:style-name="Source_20_Text"><text:span text:style-name="T5">Rzuca sięna Moc, kiedy chcesz się wyważyć drzwi, wytrzymać wiele dni bez jedzenia lub wyzdrowieć z choroby. To także główny sposób na określenie, jak wiele obrażeń Twoja postać może wytrzymać w niebezpiecznej sytuacji. Fizyczne postaci, twarde postaci, i postaci skupione na walce powinny zainwestować w Moc.</text:span></text:span></text:p>
      <text:p text:style-name="P6"><text:span text:style-name="Source_20_Text"><text:span text:style-name="T5">(O Mocy można myśleć jak o Mocy/Zdrowiu, gdyż określa ona jak potężna jest postać i jak wiele obrażeń może wytrzymać).</text:span></text:span></text:p>
      <text:p text:style-name="P6"><text:span text:style-name="Source_20_Text"><text:span text:style-name="T10">SZYBKOŚ</text:span></text:span><text:span text:style-name="Source_20_Text"><text:span text:style-name="T14">Ć</text:span></text:span></text:p>
      <text:p text:style-name="P6"><text:span text:style-name="Source_20_Text"><text:span text:style-name="T9">Szybkość opisuje jak szybka i dobrze fizycznie skoordynowana jest postać. Ta statystyka to szybkość, zdolność ruchu, zręczność i refleks. Rzuca się na szybkość, gdy chce się uniknąć ataku, zakraść gdzieś, lub rzucić trafnie piłką. Pomaga ona określić, czy możesz się poruszyć szybciej w swojej turze. Zręczne, szybkie lub cicho poruszające się postaci będą chciały mieć wysoką Szybkość, jak i te, które głównie atakują broniami dystansowymi. </text:span></text:span></text:p>
      <text:p text:style-name="P6"><text:span text:style-name="Source_20_Text"><text:span text:style-name="T6">(O Szybkości można myśleć jak o Szybkości/Zręczności, gdyż dotyczy ogólnej szybkości i refleksu).</text:span></text:span></text:p>
      <text:p text:style-name="P6"><text:span text:style-name="Source_20_Text"><text:span text:style-name="T11">INTELEKT</text:span></text:span></text:p>
      <text:p text:style-name="P6"><text:span text:style-name="Source_20_Text"><text:span text:style-name="T6">Ta statystyka okresla jak bardzo bystra, dobrze wykształcona i lubiana jest postać. Wlicza się w to inteligencja, mądrość, charyzma, edukacja, myślenie krytyczne, bystrość, siła woli i urok osobisty. Rzuca się na Intelekt, gdy chce się rozwiązać łamigłówkę, </text:span></text:span><text:span text:style-name="Source_20_Text"><text:span text:style-name="T7">zapamiętać fakty, opowiedzieć przekonujące kłamstwo i użyć mocy psionicznych. Postaci zainteresowane efektywną komunikacją, byciem uczonymi lub posiadającymi moce nadnaturalne powinny zainwestować w Intelekt.</text:span></text:span></text:p>
      <text:p text:style-name="P6"><text:span text:style-name="Source_20_Text"><text:span text:style-name="T7">(O Intelekcie można także myśleć jak o Intelekcie/Osobowości, ponieważ odnosi się zarówno do inteligencji, jak i do charyzmy).</text:span></text:span></text:p>
      <text:p text:style-name="P6"><text:span text:style-name="Source_20_Text"><text:span text:style-name="T7">PULE, SKUPIENIE I WYSIŁEK</text:span></text:span></text:p>
      <text:p text:style-name="P6"><text:span text:style-name="Source_20_Text"><text:span text:style-name="T7">Każda z trzech statystyk ma dwie cześci składowe: Pulę i Skupienie. Pula reprezentuje czystą, wrodzoną zdolność, a Skupienie reprezentuje wiedzę o tym, jak z niej skorzystać. Trzeci element </text:span></text:span><text:soft-page-break/><text:span text:style-name="Source_20_Text"><text:span text:style-name="T7">jest powiązany z tymi konceptami: Wysiłek. Kiedy postać naprawdę chce zakończyć rzut sukcesem, stosuje ona Wysiłek.</text:span></text:span></text:p>
      <text:p text:style-name="P6"><text:span text:style-name="Source_20_Text"><text:span text:style-name="T7">(Twoje pula statystyk, jak i Wysiłek i Skupienie, są zależne od typu postaci, deskryptora i specjalizacji, które sam wybierasz. Masz jednak w tym zakresie bardzo wielką dowolność.)</text:span></text:span></text:p>
      <text:p text:style-name="P6"><text:span text:style-name="Source_20_Text"><text:span text:style-name="T12">PULA</text:span></text:span></text:p>
      <text:p text:style-name="P6"><text:span text:style-name="Source_20_Text"><text:span text:style-name="T7">Twoja Pula to najbardziej podstawowy komponent statystyki. Porównanie Pul obydwu istot da ci ogólną informacje, która z nich jest lepsza w danej statystyce. Dla przykładu, postać z Pulą Mocy 16 jest silniejsza (ogólnie mówiąc) niż postać z Pulą Mocy 12. Większość postaci zaczyna grę z Pulą od 9 do 12 w większości statystyk – jest to wartość zwykłego, szarego człowieka. </text:span></text:span></text:p>
      <text:p text:style-name="P6"><text:span text:style-name="Source_20_Text"><text:span text:style-name="T7">Kiedy Twoja postać jest zraniona, chora lub zatakowana, tymczasowo tracisz punkty z jednej ze swoich Pul. Natura ataku określa, z której Puli odejmowane są punkty. Dla przykładu, fizyczny atak mieczem redukuje Pulę Mocy, trucizna, która odbiera zręczność redukuje Szybkość, a pioniczny atak redukuje Intelekt. Możesz także wydać punkty z jednej z Pul, by obniżyć trudność zadania (patrze: Wysiłek, poniżej). Możesz odpocząć, aby </text:span></text:span><text:span text:style-name="Source_20_Text"><text:span text:style-name="T33">odzyskać utracone punkty Pul</text:span></text:span><text:span text:style-name="Source_20_Text"><text:span text:style-name="T1">, i <text:s/></text:span></text:span><text:span text:style-name="Source_20_Text"><text:span text:style-name="T15">pewne specjalne z</text:span></text:span><text:span text:style-name="Source_20_Text"><text:span text:style-name="T16">do</text:span></text:span><text:span text:style-name="Source_20_Text"><text:span text:style-name="T15">lności lub </text:span></text:span><text:span text:style-name="Source_20_Text"><text:span text:style-name="T16">c</text:span></text:span><text:span text:style-name="Source_20_Text"><text:span text:style-name="T15">yphery mogą zezwolić na odzyskanie utraconych punktów szybciej.</text:span></text:span></text:p>
      <text:p text:style-name="P6"><text:span text:style-name="Source_20_Text"><text:span text:style-name="T17">SKUPIENIE</text:span></text:span></text:p>
      <text:p text:style-name="P6"><text:span text:style-name="Source_20_Text"><text:span text:style-name="T16">Choć Pule są podstawowym miernikiem statystyk, Twoja Skupienie jest także ważne. Kiedy coś wymaga, abyś zapłacił punktami z Puli, Twoje Skupienie redukuje ten koszt. Redukuje ono także koszt stosowania Wysiłku z danej Puli.</text:span></text:span></text:p>
      <text:p text:style-name="P6"><text:span text:style-name="Source_20_Text"><text:span text:style-name="T16">Dla przykładu, powiedzmy, że masz umiejętność psionicznego ataku, której aktywacja kosztuje 1 punkt z Puli Intelektu. Odejmij swoje Skupienie w Intelekcie od kosztu aktywacji, a wynik określa ile płacisz punktów z Puli, by wykorzystać psioniczny atak. Jeśli Twoje Skupienie zredukuje koszt do 0, możesz korzystać z tej zdolności za darmo.</text:span></text:span></text:p>
      <text:p text:style-name="P6"><text:span text:style-name="Source_20_Text"><text:span text:style-name="T16">Twoje Skupienie może być inne dla każdej statystyki. Dla przykładu, możesz mieć Skupienie w Mocy na 1, Skupienie w Szybkości na 1 i i Skupienie w Intelekcie na 0. Zawsze będziesz miał Skupienie przynajmniej w jednej statystyce. Twoje Skupienie w niej redukuje punkty wydawane z Puli tej statystyki, ale nie z innych Pul. Twoje Skupienie w Mocy redukuje koszty związane z Pulą Mocy, ale nie wpływa na Pule Szybkości bądź Intelektu. Kiedy Skupienie w statystyce sięga 3, możesz zawsze stosować jeden poziom Wysiłku za darmo.</text:span></text:span></text:p>
      <text:p text:style-name="P6"><text:span text:style-name="Source_20_Text"><text:span text:style-name="T16">Postać, która ma niską Pulę Mocy, ale wysokie Skupienie w Mocy, ma potencjał, by wykonywać akcje Mocy lepiej niż postać, która ma Skupienie w Mocy na 0. Wysokie Skupienie pozwoli jej zredukować koszt punktów z Puli, co znaczy, że mają więcej punktów na stosowanie Wysiłku.</text:span></text:span></text:p>
      <text:p text:style-name="P6"><text:span text:style-name="Source_20_Text"><text:span text:style-name="T17">WYSIŁEK</text:span></text:span></text:p>
      <text:p text:style-name="P6"><text:span text:style-name="Source_20_Text"><text:span text:style-name="T22">Kiedy Twoja postać naprawdę pragnie ukończyć zadanie sukcesem, może zastosować Wysiłek. Dla początkującej postaci, stosowanie Wysiłku wymaga wydania 3 punktów z Puli statystyki stosownej do akcji. Tak więc, jeśli Twoja postać pragnie uniknąć ataku (Pula Szybkości) i chcesz zwiększyć szanse na sukces, możesz zastosować Wysiłek, płacąc 3 punktami z Puli Szybkości. Wysiłek ułatwia zadanie o jeden stopień. Inaczej, nazywa się to zastosowaniem jednego poziomu Wysiłku.</text:span></text:span></text:p>
      <text:p text:style-name="P6"><text:soft-page-break/><text:span text:style-name="Source_20_Text"><text:span text:style-name="T22">Nie musisz stosować Wysiłku, jeśli tego nie chcesz. Jeśli wybierzesz zastosowanie Wysiłku do zadania, musisz to zrobić zanim zdecydujesz się na rzut – nie możesz najpierw rzucić, a potem zadecydować o Wysiłku, jeśli uzyskałeś słaby rzut. </text:span></text:span></text:p>
      <text:p text:style-name="P6"><text:span text:style-name="Source_20_Text"><text:span text:style-name="T22">Stosowanie większego Wysiłku może obniżyć trudność zadaniaj eszcze dalej – każdy dodatkowy poziom Wysiłku ułatwia zadanie o jeden stopień. Zastosowanie jednego poziomu Wysiłku obniża trudność o jeden stopień, dwóch poziomów Wysiłku – o 2 stopnie itp. Jednakże, każdy dodatkowy poziom Wysiłku po pierwszym kosztuje 2 punkty z Puli statystyki zamiast 3. Tak więc zastosowanie dwóch poziomów Wysiłku kosztuje 5 punktów (3 za 1-szy poziom plus 2 za 2-gi), zastosowanie trzech poziomów Wysiłku kosztuje 7 punktów z Puli (3 plus 2 plus 2) itp.</text:span></text:span></text:p>
      <text:p text:style-name="P6"><text:span text:style-name="Source_20_Text"><text:span text:style-name="T22">Każda postać posiada statystykę zwaną Wysiłek, która określa maksymalny poziom Wysiłku, który dana postać może zastosować. Poczatkująca (1-szo poziomowa) posyać ma Wysiłek 1, co oznacza, że może zastosować 1 poziom Wysiłku w rzucie. Bardziej doświadczone postaci mają wyższy Wysiłek i mogą stosować więcej poziomów Wysiłku. Dla przykładu, postać, której Wysiłek wynosi 3 może zastosować 3 poziomy Wysiłku, by zredukować trudność rzutu.</text:span></text:span></text:p>
      <text:p text:style-name="P6"><text:span text:style-name="Source_20_Text"><text:span text:style-name="T22">Kiedy stosujesz Wysiłwk, odejmij swoje Skupienie w odpowiedniej statystyce od całościowego kosztu Wysiłku w punktach z Puli. Dla przykładu, wynokujesz rzut na Szybkośc. By zwiększyć szansęna sukces, decydujesz sięzastosować 1 poziom Wysiłku, co ułatwi zadanie. Normalnie, kosztowałoby to 3 punkty z Puli Szybkości. Jednakże, masz Skupienie w Szybkości na 2, więc odejmujesz tą liczbę od kosztu. W efekcie, Wysiłek kosztuje Cię tylko 1 punkt z Twojej Puli Szybkości.</text:span></text:span></text:p>
      <text:p text:style-name="P6"><text:span text:style-name="Source_20_Text"><text:span text:style-name="T22">Co, gdybyś zastosował dwa poziomy Wysiłku do rzutu, zamiast tylko jednego? To by ułatwiło zadanie o dwa stopnie. Normalnie, kosztowałoby to 5 punktów z Puli, ale po odjęciu Skupienia w Szybkości o wartości 2, finalny koszt to tylko 3 punkty.</text:span></text:span></text:p>
      <text:p text:style-name="P6"><text:span text:style-name="Source_20_Text"><text:span text:style-name="T22">Kiedy Skupienia w statystyce osiąga 3, możesz stosować jeden poziom wysiłku za darmo. Dla przykładu, jeśli masz Skupienia w Szybkości na 3 i stosujesz 1 poziom Wysiłku na rzucie na Szybkość, będzie Cię to kosztowało 0 punktów z Twojej Puli Szybkości. (Normalnie, jeden poziom Wysiłku kosztuje 3 punkty, ale po odjęciu Skupienia w Szybkości od tego numeru, redukujemy je do 0.).</text:span></text:span></text:p>
      <text:p text:style-name="P6"><text:span text:style-name="Source_20_Text"><text:span text:style-name="T23">Umiejętności i </text:span></text:span><text:span text:style-name="Source_20_Text"><text:span text:style-name="T24">i</text:span></text:span><text:span text:style-name="Source_20_Text"><text:span text:style-name="T23">nne przewagi także ułatwiają zadania, i można z nich skorzystać razem z Wysiłkiem. Dodatkowo, Twoja postać może mieć specjalne zdolności lub ekwipunek, które mogą pozowlić Ci wykorzystać Wysiłek do specjalnych zadań, takich jak przewrócenie przeciwnika przy pomocy ataku lub wpłynięcie na wiele celów przy pomocy mocy, która zazwyczaj dotyczy tylko jednej osoby.</text:span></text:span></text:p>
      <text:p text:style-name="P6"><text:span text:style-name="Source_20_Text"><text:span text:style-name="T23">(Kiedy stosujesz Wysiłek w walce wręcz, masz opcję wydania punktów albo z Puli Szybkości, albo z Puli Mocy. Kiedy wykonujesz atak dystansowy, możesz wydać punkty tylko z Puli Szybkości. Ta zasada odzwierciedla fakt, że w walce wręcz czasem korzysta się z brutalnej siły, a czasami z finezji, ale w atakach dystansowych zawsze chodzi o dobre wycelowanie.)</text:span></text:span></text:p>
      <text:p text:style-name="P6"><text:span text:style-name="Source_20_Text"><text:span text:style-name="T21">WYSIŁEK</text:span></text:span><text:span text:style-name="Source_20_Text"><text:span text:style-name="T18"> I OBRAŻENIA</text:span></text:span></text:p>
      <text:p text:style-name="P6"><text:span text:style-name="Source_20_Text"><text:span text:style-name="T26">Zamiast stosować Wysiłek, by ułatwić atak, można go zastosować, by zwiększyć obrażenia zadawane w tym ataku. Na każdy poziom Wysiłku, który się stosuje w ten sposób, zadaje się dodatkowe 3 punkty obrażeń. To działa dla każdego rodzaju ataku, który zadaje obrażenia, niezależnie od tego, czy to miecz, kusza, psioniczny atak czy coś jeszcze innego.</text:span></text:span></text:p>
      <text:p text:style-name="P6"><text:soft-page-break/><text:span text:style-name="Source_20_Text"><text:span text:style-name="T27">Kiedy korzystasz z Wysiłku, by zwiększyć obrażenia ataku obszarowego, takiego jak eksplozji wywołanej przez zdolność Adepta </text:span></text:span><text:span text:style-name="Source_20_Text"><text:span text:style-name="T33">Wybuch</text:span></text:span><text:span text:style-name="Source_20_Text"><text:span text:style-name="T27">, zadajesz dodatkowe 2 punkty obrażeń zamiast 3. Jednakże, dodatkowe punkty są zadawane wszystkim celom w obszarze działania zdolności. Dodatkowo, nawet jeśli jeden lub więcej celów jest odpornych na ten konkretny atak (ze względu na nieudany rzut na atak), dalej otrzymują one 1 punkt obrażeń.</text:span></text:span></text:p>
      <text:p text:style-name="P6"><text:span text:style-name="Source_20_Text"><text:span text:style-name="T19">WIELE UŻYĆ WYSIŁKU I SKUPIENIA</text:span></text:span></text:p>
      <text:p text:style-name="P6"><text:span text:style-name="Source_20_Text"><text:span text:style-name="T27">Jeśli Twój Wysiłek wynosi 2 lub więcej, możesz zastosować Wysiłek na wiele sposobów w jednej akcji. Dla przykładu, jeśli wykonujesz atak, możesz zastsować Wysiłek, by ułatwić atak i by zadać więcej obrażeń.</text:span></text:span></text:p>
      <text:p text:style-name="P6"><text:span text:style-name="Source_20_Text"><text:span text:style-name="T27">Totalny Wysiłek, z którego krozystasz, nie może być większy od Twojej wartości Wysiłku. Dla przykładu, jeśli Twój wysiłek to 2, możesz zastosować dwa poziomy Wysiłku. Możesz wykorzystać jeden z nich, by ułatwić atak, a drugi, by zwiększyć jego obrażenia, by ułatwić atak o dwa stopnie, ale nie zwiększać obrażeń, lub by nie ułatwiać ataku, ale zwiększyć obrażenia dwukrotnie.</text:span></text:span></text:p>
      <text:p text:style-name="P6"><text:span text:style-name="Source_20_Text"><text:span text:style-name="T27">Możesz wykorzystać Skupienie danej statystyki tylko jeden raz na akcję. Dla przykładu, jeśli stosujesz Wysiłek na ataku Mocy i zwiększasz obrażenia oraz ułatwiasz cios, możesz skorzystać z Skupienia w Mocy, by obniżyć koszt jednego z tych zastosować Wysiłku, ale nie dwóch. Jeśli wydasz 1 punkt Intelektu na aktywowanie ataku psionicznego i jeden poziom wysiłku na ułatwienie ataku, możesz skorzystać z Skupienia w Intelekcie do jednej z tych rzeczy, ale nie obydwu.</text:span></text:span></text:p>
      <text:p text:style-name="P6"><text:span text:style-name="Source_20_Text"><text:span text:style-name="T19">PRZYKŁADOWE STATYSTYKI</text:span></text:span></text:p>
      <text:p text:style-name="P6"><text:span text:style-name="Source_20_Text"><text:span text:style-name="T27">Początkująca postać walczy z wielkim szczurem. BG rzuca się ze swoją włócznią na tego szczura, który jest istotą 2 poziomu i w związku z tym jego Stopień Trudności wynosi 6.Postać stoi wyżej od szczura i atakuje go z góry i MG uznaje, że to dobra taktyka i przyznaje atut który ułatwia atak o jeden stopień (trudność wynosi teraz 1). To obniża Stopień Trudności do 3. Atak włócznią bazuje na Mocy – postać ma Pulę Mocy 11 i Skupienie w Mocy 0. Przed wykonaniem rzutu, decyduje się ona zastosować poziom Wysiłku, by ułatwić atak. To kosztuje 3 punkty z Puli Mocy, redukując jej obecną wartość do 8. Ale te punkty są dobrze wydane. Obniża to trudność z 1 do 0, więc nie ma potrzeby, by wykonać rzut – atak automatycznie trafia. <text:s/></text:span></text:span></text:p>
      <text:p text:style-name="P6"><text:span text:style-name="Source_20_Text"><text:span text:style-name="T24">Inna postać chce przekonać strażnika, by pozwolił jej wejść do prywatnego biura w celu rozmowy z ważnym szlachcicem. MG oznajmia, że jest to akcja Intelektu. Postać jest na 3 poziomie i ma Wysiłek 3, Pulę Intelektu 13 i Skupienie w Intelekcie 1. Przed wykonaniem rzutu, gracz musi zadecydować, czy stosuje Wysiłek. Może on zastosować 1, 2 lub 3 poziomy Wysiłku, lub też nie zastosować żadnego. Ta akcja jest dla niego ważna, więc decyduje on się na zastosowanie 2 poziomów Wysiłku, ułatwiając zadanie o 2 stopnie. Dzięki Skupieniu w Intelekcie, płaci on tylko 4 pumkty z Puli Intelektu (3 punkty za pierwszy poziom Wysiłku, plus 2 punkty za drugi poziom, minus 1 z Skupienia). Wydanie tych punktów redukuje jego Pulę Intelektu do 9. MG uznaje, że przekonanie strażnika jest zadaniem poziomu 3 (wymagającym) z Stopniem Trudności 9; dwa poziomy Wysiłku obniżają trudność zadania do poziomu trudności 1 (łatwe) a Stopień Trudności do 3. Gracz rzuca k20 i otrzymuje 8. Ponieważ ten wynik to co najmniej Stopień Trudności zadania, postać odnosi sukces. Jednakże, gdyby nie zastosowała ona żadnego Wysiłku, odniosłaby porażkę, ponieważ jej rzut (8) byłby mniejszy niż Stopień Trudności (9).</text:span></text:span></text:p>
      <text:p text:style-name="P6"><text:span text:style-name="Source_20_Text"><text:span text:style-name="T19">POZIOMY POSTACI</text:span></text:span></text:p>
      <text:p text:style-name="P6"><text:soft-page-break/><text:span text:style-name="Source_20_Text"><text:span text:style-name="T24">Każda postać zaczyna grę na 1-szym poziomie. Poziom mierzy moc, wytrzymałość i zdolności postaci. Postaci awansują do 6 poziomu. Gdy postać osiąga wyższe poziomy, uzyskuje ona więcej zdolności, zwiększa swój Wysiłek, i może zwiększyć Skupienie lub liczbę punktów w Pulach. Ogolnie mówiąc, nawet postaci na 1-szym poziomie są całkiem nieźle uzdolnione. Można spokojnie założyć, że mająjuż jakieś doświadczenie. To nie jest sytuacja “od zera do bohatera”.ale raczej przykład kompetentnych ludzi polepszających swoje zdolności i wiedzę. Awansowanie na wyższe poziomy nie jest tak naprawdę celem postaci w Cypher System, lecz raczej reprezentuje to, jak postać zmienia siew czasie przygód.</text:span></text:span></text:p>
      <text:p text:style-name="P6"><text:span text:style-name="Source_20_Text"><text:span text:style-name="T24">Aby awansować na następny poziom, postaci muszą zyskać Punkty Doświadczenia przez </text:span></text:span><text:span text:style-name="Source_20_Text"><text:span text:style-name="T29">wypełnianie celów postaci, uczestniczenie w przygodach i odkrywanie nowych rzeczy – ten system traktuje o zarówno odkryciach, jak i eksploracji, a także o osiąganiu osobistych celów. Punkty doświadczenia mają wiele zastosowań, a jedno z nich to zakupywanie korzyści dla postaci. Po zakupie czterech korzyści, postać awansuje na następny poziom. Każda korzyść kosztuje 4 PD-ki i można je kupować w dowolnej kolejności, ale trzeba zakupić każdy z nich (a następnie awansować na następny poziom) zanim można zakupić tę samą korzyść ponownie. Cztery korzyści postaci to:</text:span></text:span></text:p>
      <text:list xml:id="list3274393961" text:style-name="L1">
        <text:list-item>
          <text:p text:style-name="P3"><text:span text:style-name="Source_20_Text"><text:span text:style-name="T29">Zwiększenie Zdolności: Dodaj 4 do swoich Pul. Możesz wybrać dowolną ilość z tych punktów na dowolne Pule.</text:span></text:span></text:p>
        </text:list-item>
        <text:list-item>
          <text:p text:style-name="P3"><text:span text:style-name="Source_20_Text"><text:span text:style-name="T29">Zbliżanie się do Doskonałości: Zwiększ o 1 Skupienie w Mocy, Szybkości bądź Intelekcie (ty decydujesz).</text:span></text:span></text:p>
        </text:list-item>
        <text:list-item>
          <text:p text:style-name="P3"><text:span text:style-name="Source_20_Text"><text:span text:style-name="T29">Dodatkowy Wysiłek: Zwiększ swoją wartość Wysiłku o 1.</text:span></text:span></text:p>
        </text:list-item>
        <text:list-item>
          <text:p text:style-name="P3"><text:span text:style-name="Source_20_Text"><text:span text:style-name="T29">Umiejętności: Uzyskujesz trening w jednej umiejętności swojego wyboru, innej niż atak lub obrona. Jak zapisano w Zasadach Gry, postać wytrenowana w danej umiejętności ułatwia powiązane z nią zadania o jeden stopień. Możesz wybrać dowolną umiejętność, której sobie zażyczysz, taką jak wspinaczka, skakanie, perswazja lub skradanie się. Możesz także wybrać jakąś dziedzinę wiedzy, taką jak historia lub geologia. Możesz nawet wybrać umiejętność bazującą na specjalnych zdolnościach swojej postaci. Dla przykładu, jeśli Twoja postać może uderzyć w przeciwnika mocą mentalną, możesz być wytrenowany w korzystaniu z tej zdolności, ułatwiając zadanie korzystania z niej. Jeśli wybierzesz umiejętność, w której już jesteś wytrenowany, zyskujesz w niej specjalizację, ułatwiając związane z nią rzuty o dwa stopnie zamiast jednego.</text:span></text:span></text:p>
        </text:list-item>
      </text:list>
      <text:p text:style-name="P7"><text:span text:style-name="Source_20_Text"><text:span text:style-name="T29">(Umiejętności to szeroka kategoria rzeczy, których postać może sienauczyć i wykonać. Patrz poniżej po przykładową listę umiejętności).</text:span></text:span></text:p>
      <text:list xml:id="list33624810833591" text:continue-numbering="true" text:style-name="L1">
        <text:list-item>
          <text:p text:style-name="P3"><text:span text:style-name="Source_20_Text"><text:span text:style-name="T29">Inne Opcje: Gracze mogą także wydać 4 PD-ki na zakupienie innych opcji, zamiast zyskać nową umiejętność. Zakupienie dowolnej opcji z poniższej listy liczy się jak Umiejętność celem awansowania na następny poziom. Opcje speclajne to:</text:span></text:span></text:p>
          <text:list>
            <text:list-item>
              <text:p text:style-name="P3"><text:span text:style-name="Source_20_Text"><text:span text:style-name="T29">Obniżenie kosztu noszenia zbroi. Ta opcja obniża koszt noszenia zbroi o 1.</text:span></text:span></text:p>
            </text:list-item>
            <text:list-item>
              <text:p text:style-name="P3"><text:span text:style-name="Source_20_Text"><text:span text:style-name="T29">Dodaj 2 do swoich rzutów na odzyskiwanie zdrowia. </text:span></text:span></text:p>
            </text:list-item>
            <text:list-item>
              <text:p text:style-name="P3"><text:span text:style-name="Source_20_Text"><text:span text:style-name="T29">Wybierz nową zdolność zapewnianą przez swój typ, z obecnego poziomu lub niższego.</text:span></text:span></text:p>
            </text:list-item>
          </text:list>
        </text:list-item>
      </text:list>
      <text:p text:style-name="P6"><text:span text:style-name="Source_20_Text"><text:span text:style-name="T20">DESKRYPTORY, TYPY I SPECJALIZACJE POSTACI</text:span></text:span></text:p>
      <text:p text:style-name="P6"><text:soft-page-break/><text:span text:style-name="Source_20_Text"><text:span text:style-name="T28">By stworzyć postać, tworzysz proste zdanie, które ją opisuje. To zdanie przyjmuje następującą formę: “Jestem [umieść tutaj przymiotnik] [umieść tutaj rzeczownik] który [umieść tutaj czasownik].”</text:span></text:span></text:p>
      <text:p text:style-name="P6"><text:span text:style-name="Source_20_Text"><text:span text:style-name="T28">Tak więc powstaje zdanie “Jestem </text:span></text:span><text:span text:style-name="Source_20_Text"><text:span text:style-name="T31">przymiotnik opisujący rzeczownik</text:span></text:span><text:span text:style-name="Source_20_Text"><text:span text:style-name="T28"> który </text:span></text:span><text:span text:style-name="Source_20_Text"><text:span text:style-name="T31">czasownikuje”.</text:span></text:span><text:span text:style-name="Source_20_Text"><text:span text:style-name="T8"> Dla przykładu, możesz powiedzieć “Jestem Dzikim Wojownikiem który Kontroluje Bestie” lub “Jestem Czarującym Poszukiwaczem, który Stawia Umysł Ponad Materią”. </text:span></text:span></text:p>
      <text:p text:style-name="P6"><text:span text:style-name="Source_20_Text"><text:span text:style-name="T8">W tym zdaniu, przymiotnik nazywany jest </text:span></text:span><text:span text:style-name="Source_20_Text"><text:span text:style-name="T33">deskryptorem</text:span></text:span><text:span text:style-name="Source_20_Text"><text:span text:style-name="T8">.</text:span></text:span></text:p>
      <text:p text:style-name="P6"><text:span text:style-name="Source_20_Text"><text:span text:style-name="T8">Rzeczownik to </text:span></text:span><text:span text:style-name="Source_20_Text"><text:span text:style-name="T33">typ</text:span></text:span><text:span text:style-name="Source_20_Text"><text:span text:style-name="T8"> twojej postaci.</text:span></text:span></text:p>
      <text:p text:style-name="P6"><text:span text:style-name="Source_20_Text"><text:span text:style-name="T8">Czasownik jest nazywany </text:span></text:span><text:span text:style-name="Source_20_Text"><text:span text:style-name="T33">specjalizacją</text:span></text:span>.</text:p>
      <text:p text:style-name="P5">Pomimo tego, że typ postaci znajduje się w środku zdania, to od niego zaczniemy. (Tak jak w zdaniu, rzeczownik jest podstawą).</text:p>
      <text:p text:style-name="P5">Twój typ postaci to jądro twojej postaci. W niektórych grach fabularnych, można nim nazwać klasę postaci. Twój typ pozwala Ci określić miejsce Twojej postaci w świecie i jej relacje z innymi ludźmi w settingu. To jest rzeczownik w zdaniu <text:span text:style-name="Source_20_Text"><text:span text:style-name="T25">“Jestem </text:span></text:span><text:span text:style-name="Source_20_Text"><text:span text:style-name="T30">przymiotnik opisujący rzeczownik</text:span></text:span><text:span text:style-name="Source_20_Text"><text:span text:style-name="T25"> który </text:span></text:span><text:span text:style-name="Source_20_Text"><text:span text:style-name="T30">czasownikuje”.</text:span></text:span></text:p>
      <text:p text:style-name="P5"><text:span text:style-name="Source_20_Text"><text:span text:style-name="T2">Możesz wybrać z czterech typóe postaci – </text:span></text:span><text:span text:style-name="Source_20_Text"><text:span text:style-name="T33">Wojownika</text:span></text:span><text:span text:style-name="Source_20_Text"><text:span text:style-name="T2">, </text:span></text:span><text:span text:style-name="Source_20_Text"><text:span text:style-name="T33">Adepta</text:span></text:span><text:span text:style-name="Source_20_Text"><text:span text:style-name="T2">, </text:span></text:span><text:span text:style-name="Source_20_Text"><text:span text:style-name="T33">Poszukiwacza</text:span></text:span><text:span text:style-name="Source_20_Text"><text:span text:style-name="T2"> lub </text:span></text:span><text:span text:style-name="Source_20_Text"><text:span text:style-name="T33">Mówcy</text:span></text:span><text:span text:style-name="Source_20_Text"><text:span text:style-name="T2">.</text:span></text:span></text:p>
      <text:p text:style-name="P5"><text:span text:style-name="Source_20_Text"><text:span text:style-name="T3">Twój deskryptor definiuje postać – wpływa na wszystko, co robisz. Twój deskryptor umieszcza Twoją postać w pewnej sytuacji (pierwszej przygodzie na początku kampanii) i pomaga zapewnić jej motywację. To przymiotnik w zdaniu </text:span></text:span><text:span text:style-name="Source_20_Text"><text:span text:style-name="T2">“Jestem </text:span></text:span><text:span text:style-name="Source_20_Text"><text:span text:style-name="T30">przymiotnik opisujący rzeczownik</text:span></text:span><text:span text:style-name="Source_20_Text"><text:span text:style-name="T2"> który </text:span></text:span><text:span text:style-name="Source_20_Text"><text:span text:style-name="T30">czasownikuje”.</text:span></text:span></text:p>
      <text:p text:style-name="P4"><text:span text:style-name="Source_20_Text"><text:span text:style-name="T3">Jeśli Twój MG nie powie inaczej, możesz wybrać dowolny z deskryptorów postaci.</text:span></text:span></text:p>
      <text:p text:style-name="P4"><text:span text:style-name="Source_20_Text"><text:span text:style-name="T3">Specjalizacja to to, co Twoja postać robi najlepiej. Specjalizacja nadaje Twojej postaci specyficzność i zapewnia interesujące nowe zdolności, które mogą się przydać. Twoja Specjalizacja także pomaga Ci zrozumieć Twoje miejsce w grupie BG. Jest to czasownik w zdaniu </text:span></text:span><text:span text:style-name="Source_20_Text"><text:span text:style-name="T2">“Jestem </text:span></text:span><text:span text:style-name="Source_20_Text"><text:span text:style-name="T30">przymiotnik opisujący rzeczownik</text:span></text:span><text:span text:style-name="Source_20_Text"><text:span text:style-name="T2"> który </text:span></text:span><text:span text:style-name="Source_20_Text"><text:span text:style-name="T30">czasownikuje”.</text:span></text:span></text:p>
      <text:p text:style-name="P4"><text:span text:style-name="Source_20_Text"><text:span text:style-name="T3">Istnieje wiele specjalizacji postaci. Twój wybór zależeć będzie zapewne od settingu i opowiadanej historii.</text:span></text:span></text:p>
      <text:p text:style-name="P4"><text:span text:style-name="Source_20_Text"><text:span text:style-name="T3">(Możesz wykorzystać Smaczki z odpowiedniego rozdziału, żeby zmodyfikować typy postaci tak, by pasowały do odmiennych sesji.)</text:span></text:span></text:p>
      <text:p text:style-name="P4"><text:span text:style-name="Source_20_Text"><text:span text:style-name="T13">SPECJALNE ZDOLNOŚCI</text:span></text:span></text:p>
      <text:p text:style-name="P2"><text:span text:style-name="Source_20_Text"><text:span text:style-name="T3">Typ postaci i specjalizacja zapewniają BG specjalne zdolności na każdym nowym poziomie. Korzystanie z tych zdolności zazwyczaj kosztuje punkty z Puli statystyk; koszt podano w nawiasie po nazwie zdolności. Twoje Skupienie w odpowiedniej statystyce może obniżyć jej koszt, ale pamiętaj, że możesz stosować Skupienie tylko raz na akcję. Dla przykładu, powiedzmy, że Adept z Skupieniem w Intelekcie 2 chce skorzystać z zdolności Blast, aby stworzyć ładunek energii, co kosztuje 1 punkt Intelektu. Chce on także zwiększyć obrażenia z ataku korzystając z Wysiłku, co kosztuje 3 punkty Intelektu. Całościowy koszt tej akcji wynosi 2 punkty z Puli Intelektu (1 punkt za pocisk, plus 3 punkty za skorzystanie z Wysiłku, minus 2 punkty z Skupienia).</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10T03:35:14.335000000</meta:creation-date>
    <dc:date>2024-02-10T03:36:22.017000000</dc:date>
    <meta:editing-duration>PT1M8S</meta:editing-duration>
    <meta:editing-cycles>1</meta:editing-cycles>
    <meta:document-statistic meta:table-count="0" meta:image-count="0" meta:object-count="0" meta:page-count="6" meta:paragraph-count="73" meta:word-count="2746" meta:character-count="18455" meta:non-whitespace-character-count="15772"/>
    <meta:generator>LibreOffice/7.1.4.2$Windows_X86_64 LibreOffice_project/a529a4fab45b75fefc5b6226684193eb000654f6</meta:generator>
  </office:meta>
</office:document-meta>
</file>